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Raleway Light" svg:font-family="'Raleway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 style:list-style-name="WWNum2">
      <style:paragraph-properties fo:margin-top="0in" fo:margin-bottom="0in" fo:line-height="100%" fo:text-align="center" style:justify-single-word="false"/>
    </style:style>
    <style:style style:name="P5" style:family="paragraph" style:parent-style-name="Standard">
      <style:paragraph-properties fo:margin-top="0in" fo:margin-bottom="0in" fo:line-height="100%" fo:text-align="start" style:justify-single-word="false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Raleway Light" fo:font-size="10pt" style:font-name-asian="Times New Roman1" style:font-size-asian="10pt" style:font-name-complex="Calibri Light" style:font-size-complex="10pt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Raleway Light" fo:font-size="10pt" style:font-name-asian="Times New Roman1" style:font-size-asian="10pt" style:font-name-complex="Calibri Light" style:font-size-complex="10pt"/>
    </style:style>
    <style:style style:name="P8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9" style:family="paragraph" style:parent-style-name="Standard" style:list-style-name="WWNum1">
      <style:paragraph-properties fo:margin-left="0.3126in" fo:margin-right="0.1665in" fo:margin-top="0in" fo:margin-bottom="0in" fo:line-height="100%" fo:text-indent="0in" style:auto-text-indent="false"/>
    </style:style>
    <style:style style:name="P10" style:family="paragraph" style:parent-style-name="Standard">
      <style:paragraph-properties fo:margin-left="0.5in" fo:margin-right="0.1665in" fo:margin-top="0in" fo:margin-bottom="0in" fo:line-height="100%" fo:text-indent="0in" style:auto-text-indent="false"/>
      <style:text-properties fo:color="#000000" style:font-name="Raleway Light" fo:font-size="10pt" style:font-name-asian="Times New Roman1" style:font-size-asian="10pt" style:font-name-complex="Calibri Light" style:font-size-complex="10pt"/>
    </style:style>
    <style:style style:name="P11" style:family="paragraph" style:parent-style-name="Standard" style:list-style-name="WWNum2">
      <style:paragraph-properties fo:margin-left="0.3472in" fo:margin-right="0.0138in" fo:margin-top="0in" fo:margin-bottom="0in" fo:line-height="100%" fo:text-indent="0in" style:auto-text-indent="false"/>
    </style:style>
    <style:style style:name="P12" style:family="paragraph" style:parent-style-name="List_20_Paragraph" style:list-style-name="WWNum2">
      <style:paragraph-properties fo:margin-top="0in" fo:margin-bottom="0in"/>
    </style:style>
    <style:style style:name="P13" style:family="paragraph" style:parent-style-name="List_20_Paragraph" style:list-style-name="WWNum9">
      <style:paragraph-properties fo:margin-left="0.3126in" fo:margin-right="0in" fo:margin-top="0in" fo:margin-bottom="0in" fo:text-indent="0in" style:auto-text-indent="false">
        <style:tab-stops/>
      </style:paragraph-properties>
    </style:style>
    <style:style style:name="P14" style:family="paragraph" style:parent-style-name="List_20_Paragraph" style:list-style-name="WWNum13">
      <style:paragraph-properties fo:margin-left="0.3126in" fo:margin-right="0in" fo:margin-top="0in" fo:margin-bottom="0in" fo:line-height="100%" fo:text-indent="0in" style:auto-text-indent="false"/>
    </style:style>
    <style:style style:name="T1" style:family="text">
      <style:text-properties fo:color="#000000" style:font-name="Raleway Light" fo:font-size="18pt" style:font-name-asian="Times New Roman1" style:font-size-asian="18pt" style:font-name-complex="Calibri Light" style:font-size-complex="10pt"/>
    </style:style>
    <style:style style:name="T2" style:family="text">
      <style:text-properties fo:color="#000000" style:font-name="Raleway Light" fo:font-size="18pt" style:text-underline-style="solid" style:text-underline-width="auto" style:text-underline-color="font-color" style:font-name-asian="Times New Roman1" style:font-size-asian="18pt" style:font-name-complex="Calibri Light" style:font-size-complex="10pt" style:font-weight-complex="bold"/>
    </style:style>
    <style:style style:name="T3" style:family="text">
      <style:text-properties fo:color="#000000" style:font-name="Raleway Light" fo:font-size="10pt" style:font-name-asian="Times New Roman1" style:font-size-asian="10pt" style:font-name-complex="Calibri Light" style:font-size-complex="10pt"/>
    </style:style>
    <style:style style:name="T4" style:family="text">
      <style:text-properties fo:color="#000000" style:font-name="Raleway Light" fo:font-size="10pt" style:font-name-asian="Times New Roman1" style:font-size-asian="10pt" style:font-name-complex="Arial1" style:font-size-complex="10pt"/>
    </style:style>
    <style:style style:name="T5" style:family="text">
      <style:text-properties fo:color="#000000" style:font-name="Raleway Light" fo:font-size="10pt" fo:font-weight="bold" style:font-name-asian="Times New Roman1" style:font-size-asian="10pt" style:font-weight-asian="bold" style:font-name-complex="Calibri Light" style:font-size-complex="10pt"/>
    </style:style>
    <style:style style:name="T6" style:family="text">
      <style:text-properties fo:color="#000000" style:font-name="Raleway Light" fo:font-size="10pt" fo:font-weight="bold" style:font-name-asian="Times New Roman1" style:font-size-asian="10pt" style:font-weight-asian="bold" style:font-name-complex="Calibri Light" style:font-size-complex="10pt" style:font-weight-complex="bold"/>
    </style:style>
    <style:style style:name="T7" style:family="text">
      <style:text-properties fo:color="#000000" style:font-name="Raleway Light" fo:font-size="10pt" fo:font-style="italic" style:font-name-asian="Times New Roman1" style:font-size-asian="10pt" style:font-style-asian="italic" style:font-name-complex="Calibri Light" style:font-size-complex="10pt"/>
    </style:style>
    <style:style style:name="T8" style:family="text">
      <style:text-properties fo:color="#000000" style:font-name="Raleway Light" fo:font-size="10pt" fo:font-style="italic" style:text-underline-style="solid" style:text-underline-width="auto" style:text-underline-color="font-color" style:font-name-asian="Times New Roman1" style:font-size-asian="10pt" style:font-style-asian="italic" style:font-name-complex="Calibri Light" style:font-size-complex="10pt" style:font-style-complex="italic"/>
    </style:style>
    <style:style style:name="T9" style:family="text">
      <style:text-properties fo:color="#000000" style:font-name="Raleway Light" fo:font-size="9pt" style:font-name-asian="Times New Roman1" style:font-size-asian="9pt" style:font-name-complex="Calibri Light" style:font-size-complex="10pt"/>
    </style:style>
    <style:style style:name="T10" style:family="text">
      <style:text-properties style:font-name="Raleway Light" fo:font-size="10pt" style:font-size-asian="10pt" style:font-size-complex="10pt"/>
    </style:style>
    <style:style style:name="T11" style:family="text">
      <style:text-properties style:font-name="Raleway Light" fo:font-size="10pt" fo:font-weight="bold" style:font-size-asian="10pt" style:font-weight-asian="bold" style:font-size-complex="10pt"/>
    </style:style>
    <style:style style:name="Sect1" style:family="section">
      <style:section-properties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Marshall Nye</text:span></text:p>
      <text:p text:style-name="P3"><text:span text:style-name="T3">Concord NH, 03246</text:span></text:p>
      <text:p text:style-name="P3"><text:span text:style-name="T9">(603) 568-9534 | ffnye15@gmail.com</text:span></text:p>
      <text:p text:style-name="P7"/>
      <text:list xml:id="list3689140212487871559" text:style-name="WWNum1">
        <text:list-item>
          <text:p text:style-name="P9"><text:span text:style-name="T3">Dedicated to an excellent customer experience, I take personal satisfaction in helping customers and resolving their problems. </text:span></text:p>
        </text:list-item>
        <text:list-item>
          <text:p text:style-name="P9"><text:span text:style-name="T3">Proven excellence in rapid troubleshooting then developing and executing Action Plans for both external and internal IT issues</text:span></text:p>
        </text:list-item>
        <text:list-item>
          <text:p text:style-name="P9"><text:span text:style-name="T3">Praised by clients and coworkers for initiative, dedication and follow-through.</text:span></text:p>
        </text:list-item>
        <text:list-item>
          <text:p text:style-name="P9"><text:span text:style-name="T3">Constantly seeking to increase productivity and efficiency via scripting and automation.</text:span></text:p>
        </text:list-item>
      </text:list>
      <text:p text:style-name="P10"/>
      <text:p text:style-name="P3"><text:span text:style-name="T5">KEY SKILLS</text:span></text:p>
      <text:section text:style-name="Sect1" text:name="TextSection">
        <text:list xml:id="list3682069826738886086" text:style-name="WWNum2">
          <text:list-item>
            <text:p text:style-name="P11"><text:span text:style-name="T3">Troubleshooting and Problem Solving</text:span></text:p>
          </text:list-item>
          <text:list-item>
            <text:p text:style-name="P11"><text:span text:style-name="T3">Software and Hardware Installation, Diagnosis, Repair and Replacement</text:span></text:p>
          </text:list-item>
          <text:list-item>
            <text:p text:style-name="P11"><text:span text:style-name="T3">Remote User Assistance and education</text:span></text:p>
          </text:list-item>
          <text:list-item>
            <text:p text:style-name="P11"><text:span text:style-name="T3">SOHO Network Management</text:span></text:p>
          </text:list-item>
          <text:list-item>
            <text:p text:style-name="P11"><text:span text:style-name="T3">Scripting automation for Windows environments.</text:span></text:p>
          </text:list-item>
          <text:list-item>
            <text:p text:style-name="P11"><text:span text:style-name="T3">Aggressive learner</text:span></text:p>
          </text:list-item>
        </text:list>
      </text:section>
      <text:section text:style-name="Sect2" text:name="Section1">
        <text:list xml:id="list42416582" text:continue-numbering="true" text:style-name="WWNum2">
          <text:list-header>
            <text:p text:style-name="P4"><text:span text:style-name="T6">TECHNOLOGY PROFICIENCIES</text:span></text:p>
          </text:list-header>
        </text:list>
        <text:p text:style-name="P2"><text:span text:style-name="T5">Platforms:</text:span><text:span text:style-name="T3"> </text:span><text:span text:style-name="T7">Windows | Linux (Kali, Ubuntu, Mint, Raspbian, FreeNAS) | Android | </text:span></text:p>
        <text:p text:style-name="P2"><text:span text:style-name="T5">Networking:</text:span><text:span text:style-name="T3"> </text:span><text:span text:style-name="T7">SOHO Administration and Maintenance | Firewall configuration and deployment</text:span></text:p>
        <text:p text:style-name="P2"><text:span text:style-name="T5">Software:</text:span><text:span text:style-name="T3"> </text:span><text:span text:style-name="T7">MS/Open Office | VirtualBox | PuTTY | LastPass | TeamViewer | Remote Desktop | Acronis | Casper | Wireshark | Audacity</text:span></text:p>
        <text:p text:style-name="P2"><text:span text:style-name="T5">Process Flow Tools</text:span><text:span text:style-name="T3">: </text:span><text:span text:style-name="T7">Salesforce | Atlassian (Jira, Confluence, Trello)</text:span><text:span text:style-name="T3"> </text:span></text:p>
        <text:p text:style-name="P2"><text:span text:style-name="T5">Hardware:</text:span><text:span text:style-name="T3"> </text:span><text:span text:style-name="T7">PC | VOIP systems | Printers | Network Appliances | Android Devices | Raspberry Pi </text:span></text:p>
        <text:p text:style-name="P6"/>
        <text:list xml:id="list42408226" text:continue-numbering="true" text:style-name="WWNum2">
          <text:list-header>
            <text:p text:style-name="P4"><text:span text:style-name="T6">PROFESSIONAL EXPERIENCE</text:span></text:p>
          </text:list-header>
        </text:list>
        <text:p text:style-name="P5"><text:span text:style-name="T11">Advanced Kiosks </text:span><text:span text:style-name="T10">| Franklin, NH</text:span></text:p>
        <text:p text:style-name="P2"><text:span text:style-name="T4">Technical Support Specialist | May 2016 - Present</text:span><text:bookmark text:name="_GoBack"/></text:p>
        <text:list xml:id="list535939869029855304" text:style-name="WWNum9">
          <text:list-item>
            <text:p text:style-name="P13"><text:span text:style-name="T4">Maintain infrastructure of a small office environment. Advocated upgrading aging hardware- built a network cabinet, moved file system to a RAID NAS, sourced and instituted firewall hardware and rewired office Ethernet, improving performance and reducing network issues</text:span></text:p>
          </text:list-item>
          <text:list-item>
            <text:p text:style-name="P13"><text:span text:style-name="T4">Handle all customer support cases and internal technical support requests</text:span></text:p>
          </text:list-item>
          <text:list-item>
            <text:p text:style-name="P13"><text:span text:style-name="T4">Support our hardware and proprietary software by beta testing, deploying and resolving bugs as the occur in field, tracking tickets using Salesforce</text:span></text:p>
          </text:list-item>
          <text:list-item>
            <text:p text:style-name="P13"><text:span text:style-name="T4">Write specifications for new software and mange development of a small team of programmers. Moved team to the JIRA platform, allowing better control and accountability</text:span></text:p>
          </text:list-item>
          <text:list-item>
            <text:p text:style-name="P13"><text:span text:style-name="T4">Identify, source, build and integrate prototype hardware for kiosks</text:span></text:p>
          </text:list-item>
        </text:list>
        <text:p text:style-name="P1"><text:span text:style-name="T11">Freedom Cycle</text:span><text:span text:style-name="T10"> | Concord, NH</text:span></text:p>
        <text:p text:style-name="P1"><text:span text:style-name="T10">Online Marketer | Feb. 2016 –June 2016</text:span></text:p>
        <text:list xml:id="list42424473" text:continue-list="list42408226" text:style-name="WWNum2">
          <text:list-item>
            <text:p text:style-name="P12"><text:span text:style-name="T10">Improved sales by creating a consistent online presence through the dealership's different online platforms including their website, Craigslist, Instagram, Facebook, using Photoshop to create professional graphics</text:span></text:p>
          </text:list-item>
        </text:list>
        <text:p text:style-name="P1"><text:span text:style-name="T11">Stewart's Ambulance Service </text:span><text:span text:style-name="T10">|</text:span><text:span text:style-name="T11"> </text:span><text:span text:style-name="T10">Wolfeboro, NH</text:span></text:p>
        <text:p text:style-name="P1"><text:span text:style-name="T10">Emergency Medical Technician | April 2013 – June 2015</text:span></text:p>
        <text:list xml:id="list3637225840556152579" text:style-name="WWNum13">
          <text:list-item>
            <text:p text:style-name="P14"><text:span text:style-name="T10">Controlled emergency and mass-casualty incidents by: identifying and requesting needed resources then planning and executing complex rescue operations. Packaged, treated, and transported patients utilizing appropriate interventions and medication administration congruent with state protocols</text:span></text:p>
          </text:list-item>
        </text:list>
        <text:list xml:id="list42408448" text:continue-list="list42424473" text:style-name="WWNum2">
          <text:list-header>
            <text:p text:style-name="P4"><text:span text:style-name="T5">LANGUAGES, EDUCATION &amp; PROJECTS</text:span></text:p>
          </text:list-header>
        </text:list>
        <text:p text:style-name="P2"><text:span text:style-name="T8">Completed</text:span><text:span text:style-name="T3"> <text:s/>Powershell| Batch | Bash | AutoHotKey | Visual Basic | Home DNS Ad blocker | Battery powered, headless Pi | Home NAS | Touchscreen home media center </text:span></text:p>
        <text:p text:style-name="P2"><text:span text:style-name="T8">In Progress</text:span><text:span text:style-name="T3"> Network+ cert </text:span></text:p>
        <text:p text:style-name="P6"/>
        <text:p text:style-name="P2"><text:span text:style-name="T5">LRCC — Belmont, NH</text:span></text:p>
        <text:p text:style-name="P2"><text:span text:style-name="T3">Completed Courses in Information Systems Technologies</text:span></text:p>
        <text:p text:style-name="P2"><text:span text:style-name="T5">NH Fire Academy – Concord, NH</text:span></text:p>
        <text:p text:style-name="P2"><text:span text:style-name="T3">Completed Courses and Certifications in Firefighting, EMT-B/I, Fire Inspector, Wildland Firefighting</text:span></text:p>
        <text:p text:style-name="P2"><text:span text:style-name="T5">Center for Domestic Preparedness, Dept of Homeland Security </text:span></text:p>
        <text:p text:style-name="P1"><text:span text:style-name="T3">Completed Courses and Certifications for HAZMAT Technician with WMD/Nuclear specializatio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Raleway Light" svg:font-family="'Raleway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26in" fo:margin-bottom="0.1874in" fo:margin-left="1in" fo:margin-right="1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shall N</meta:initial-creator>
    <meta:editing-cycles>2</meta:editing-cycles>
    <meta:creation-date>2018-03-28T13:23:00</meta:creation-date>
    <dc:date>2018-05-25T22:22:46.49</dc:date>
    <meta:editing-duration>P0D</meta:editing-duration>
    <meta:generator>OpenOffice/4.1.5$Win32 OpenOffice.org_project/415m1$Build-9789</meta:generator>
    <meta:document-statistic meta:table-count="0" meta:image-count="0" meta:object-count="0" meta:page-count="1" meta:paragraph-count="43" meta:word-count="488" meta:character-count="32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